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854in"/>
    </style:style>
    <style:style style:name="co3" style:family="table-column">
      <style:table-column-properties fo:break-before="auto" style:column-width="2.2063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2.9929in"/>
    </style:style>
    <style:style style:name="co6" style:family="table-column">
      <style:table-column-properties fo:break-before="auto" style:column-width="2.086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armer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2"/>
        <table:table-row table:style-name="ro1">
          <table:table-cell office:value-type="string">
            <text:p>Screen</text:p>
          </table:table-cell>
          <table:table-cell table:style-name="ce1" office:value-type="string">
            <text:p>Purpose &amp; AI Function</text:p>
          </table:table-cell>
          <table:table-cell office:value-type="string">
            <text:p>Key Elements</text:p>
          </table:table-cell>
          <table:table-cell table:style-name="ce1" office:value-type="string">
            <text:p>Fields (Data Attributes)</text:p>
          </table:table-cell>
        </table:table-row>
        <table:table-row table:style-name="ro2">
          <table:table-cell office:value-type="string">
            <text:p>Home/Dashboard</text:p>
          </table:table-cell>
          <table:table-cell office:value-type="string">
            <text:p>Quick access to key functions and personalized status.</text:p>
          </table:table-cell>
          <table:table-cell office:value-type="string">
            <text:p>"Diagnose New Plant" prominent button, last 3 diagnoses/alerts, local weather status.</text:p>
          </table:table-cell>
          <table:table-cell office:value-type="string">
            <text:p>Last 3 entries from DiagnosisRecord: timestamp, diagnosis, risk_level. User preferences (e.g., location).</text:p>
          </table:table-cell>
        </table:table-row>
        <table:table-row table:style-name="ro3">
          <table:table-cell office:value-type="string">
            <text:p>Image Capture/Upload</text:p>
          </table:table-cell>
          <table:table-cell table:style-name="ce1" office:value-type="string">
            <text:p>Core Data Input for the AI Engine.</text:p>
          </table:table-cell>
          <table:table-cell office:value-type="string">
            <text:p>Camera Viewfinder, Upload from Gallery option, field for optional notes.</text:p>
          </table:table-cell>
          <table:table-cell table:style-name="ce1" office:value-type="string">
            <text:p>Input: Image (base64 or URL), latitude, longitude, user_notes (optional).</text:p>
          </table:table-cell>
        </table:table-row>
        <table:table-row table:style-name="ro4">
          <table:table-cell office:value-type="string">
            <text:p>Diagnosis Result</text:p>
          </table:table-cell>
          <table:table-cell office:value-type="string">
            <text:p>Displays the AI's output and personalized advice.</text:p>
          </table:table-cell>
          <table:table-cell office:value-type="string">
            <text:p>Clear Disease Name, Severity Gauge, Risk Level, and the Action Plan (the 3-step text from GPT-4o).</text:p>
          </table:table-cell>
          <table:table-cell office:value-type="string">
            <text:p>DiagnosisRecord: crop, diagnosis, severity_percent, risk_level, action_plan_text, timestamp.</text:p>
          </table:table-cell>
        </table:table-row>
        <table:table-row table:style-name="ro4">
          <table:table-cell office:value-type="string">
            <text:p>My Records/History</text:p>
          </table:table-cell>
          <table:table-cell office:value-type="string">
            <text:p>Allows farmers to track past issues and treatments.</text:p>
          </table:table-cell>
          <table:table-cell table:style-name="ce2" office:value-type="string">
            <text:p>List of previous diagnoses, sorted by date/crop. Each record links to the full diagnosis result (persisted using SQLModel).</text:p>
          </table:table-cell>
          <table:table-cell office:value-type="string">
            <text:p>List of DiagnosisRecord: id, timestamp, crop, diagnosis, severity_percent.</text:p>
          </table:table-cell>
        </table:table-row>
        <table:table-row table:style-name="ro3">
          <table:table-cell office:value-type="string">
            <text:p>Knowledge Base (Info)</text:p>
          </table:table-cell>
          <table:table-cell office:value-type="string">
            <text:p>Provides general educational content.</text:p>
          </table:table-cell>
          <table:table-cell table:style-name="ce2" office:value-type="string">
            <text:p>Searchable database of common crops, diseases, and standard organic treatments.</text:p>
          </table:table-cell>
          <table:table-cell office:value-type="string">
            <text:p>Treatment: name, type, application_rate. Disease: name, symptoms.</text:p>
          </table:table-cell>
        </table:table-row>
      </table:table>
      <table:table table:name="Admin" table:style-name="ta1" table:print="false">
        <table:table-column table:style-name="co1" table:default-cell-style-name="ce1"/>
        <table:table-column table:style-name="co1" table:default-cell-style-name="ce2"/>
        <table:table-column table:style-name="co5" table:default-cell-style-name="ce1"/>
        <table:table-column table:style-name="co6" table:default-cell-style-name="ce2"/>
        <table:table-row table:style-name="ro5">
          <table:table-cell office:value-type="string">
            <text:p>Screen</text:p>
          </table:table-cell>
          <table:table-cell table:style-name="ce1" office:value-type="string">
            <text:p>Purpose &amp; AI Function</text:p>
          </table:table-cell>
          <table:table-cell office:value-type="string">
            <text:p>Key Elements</text:p>
          </table:table-cell>
          <table:table-cell table:style-name="ce1" office:value-type="string">
            <text:p>Fields (Data Attributes)</text:p>
          </table:table-cell>
        </table:table-row>
        <table:table-row table:style-name="ro6">
          <table:table-cell office:value-type="string">
            <text:p>Overview/KPI Dashboard</text:p>
          </table:table-cell>
          <table:table-cell office:value-type="string">
            <text:p>Provides a high-level summary of the system's impact and status.</text:p>
          </table:table-cell>
          <table:table-cell office:value-type="string">
            <text:p>Total Diagnoses Today/Week, Top 5 Diseases/Crops, System Accuracy/Confidence Score (based on user feedback), Map of Disease Hotspots.</text:p>
          </table:table-cell>
          <table:table-cell office:value-type="string">
            <text:p>Aggregate counts of DiagnosisRecord (timestamp, diagnosis), Crop counts, latitude, longitude.</text:p>
          </table:table-cell>
        </table:table-row>
        <table:table-row table:style-name="ro4">
          <table:table-cell office:value-type="string">
            <text:p>Outbreak Prediction Map</text:p>
          </table:table-cell>
          <table:table-cell office:value-type="string">
            <text:p>Visualizes the AI's forecasting component.</text:p>
          </table:table-cell>
          <table:table-cell office:value-type="string">
            <text:p>Interactive Map showing different regions color-coded by Risk Level (High, Medium, Low), overlaid with weather/humidity data. Filters for specific crops or diseases.</text:p>
          </table:table-cell>
          <table:table-cell office:value-type="string">
            <text:p>DiagnosisRecord: latitude, longitude, risk_level, timestamp, weather_context.</text:p>
          </table:table-cell>
        </table:table-row>
        <table:table-row table:style-name="ro6">
          <table:table-cell office:value-type="string">
            <text:p>Raw Diagnosis Records</text:p>
          </table:table-cell>
          <table:table-cell office:value-type="string">
            <text:p>Allows officers to validate AI results and provide feedback.</text:p>
          </table:table-cell>
          <table:table-cell office:value-type="string">
            <text:p>Table View of all recent DiagnosisRecord entries (retrieved via FastAPI/SQLModel), including the original image thumbnail, AI Diagnosis, Severity_Percent, and a Feedback button.</text:p>
          </table:table-cell>
          <table:table-cell office:value-type="string">
            <text:p>DiagnosisRecord: id, timestamp, crop, diagnosis, severity_percent, risk_level, action_plan_text, latitude, longitude.</text:p>
          </table:table-cell>
        </table:table-row>
        <table:table-row table:style-name="ro4">
          <table:table-cell office:value-type="string">
            <text:p>System Settings/Knowledge Editor</text:p>
          </table:table-cell>
          <table:table-cell office:value-type="string">
            <text:p>Enables maintenance of the core advisory data.</text:p>
          </table:table-cell>
          <table:table-cell table:style-name="ce2" office:value-type="string">
            <text:p>Forms/tables to view and edit the Treatment and Disease models (to update organic remedies or application rates).</text:p>
          </table:table-cell>
          <table:table-cell office:value-type="string">
            <text:p>Treatment: id, name, type, application_rate. Disease: id, name, crop_name, causal_agent, symptoms.</text:p>
          </table:table-cell>
        </table:table-row>
        <table:table-row table:style-name="ro4">
          <table:table-cell office:value-type="string">
            <text:p>Analytics &amp; Reporting</text:p>
          </table:table-cell>
          <table:table-cell office:value-type="string">
            <text:p>Generates reports for long-term planning.</text:p>
          </table:table-cell>
          <table:table-cell table:style-name="ce2" office:value-type="string">
            <text:p>Charts showing disease trends over time, yield impact correlation (if yield data is available), and resource usage metrics.</text:p>
          </table:table-cell>
          <table:table-cell office:value-type="string">
            <text:p>Aggregate and time-series data from DiagnosisRecord (timestamp, diagnosis, crop, severity_percent).</text:p>
          </table:table-cell>
        </table:table-row>
      </table:table>
      <table:table table:name="DB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7">11/27/2025</text:date>, <text:time>10:2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27T09:55:13.87</meta:creation-date>
    <dc:date>2025-11-27T10:20:59.35</dc:date>
    <meta:editing-duration>PT10M35S</meta:editing-duration>
    <meta:editing-cycles>1</meta:editing-cycles>
    <meta:generator>OpenOffice/4.1.15$Win32 OpenOffice.org_project/4115m2$Build-9813</meta:generator>
    <meta:document-statistic meta:table-count="3" meta:cell-count="48" meta:object-count="0"/>
  </office:meta>
</office:document-meta>
</file>